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3e1aa02" officeooo:paragraph-rsid="0416131a"/>
    </style:style>
    <style:style style:name="P4" style:family="paragraph" style:parent-style-name="Text_20_body">
      <style:text-properties officeooo:rsid="0411fb25" officeooo:paragraph-rsid="0411fb25"/>
    </style:style>
    <style:style style:name="P5" style:family="paragraph" style:parent-style-name="Text_20_body">
      <style:text-properties officeooo:rsid="041c2c23" officeooo:paragraph-rsid="041c2c23"/>
    </style:style>
    <style:style style:name="P6" style:family="paragraph" style:parent-style-name="Text_20_body">
      <style:text-properties fo:font-style="normal" officeooo:rsid="03e1aa02" officeooo:paragraph-rsid="042307b2" style:font-style-asian="normal" style:font-style-complex="normal"/>
    </style:style>
    <style:style style:name="P7" style:family="paragraph" style:parent-style-name="Text_20_body">
      <style:text-properties fo:font-style="normal" officeooo:rsid="042307b2" officeooo:paragraph-rsid="042307b2" style:font-style-asian="normal" style:font-style-complex="normal"/>
    </style:style>
    <style:style style:name="P8" style:family="paragraph" style:parent-style-name="Text_20_body">
      <style:text-properties officeooo:rsid="042732ae" officeooo:paragraph-rsid="042732ae"/>
    </style:style>
    <style:style style:name="P9" style:family="paragraph" style:parent-style-name="Heading_20_2">
      <style:text-properties officeooo:rsid="03bd9aad" officeooo:paragraph-rsid="03e2b749"/>
    </style:style>
    <style:style style:name="P10" style:family="paragraph" style:parent-style-name="Heading_20_2">
      <style:text-properties officeooo:rsid="03bd9aad" officeooo:paragraph-rsid="03f692fd"/>
    </style:style>
    <style:style style:name="P11" style:family="paragraph" style:parent-style-name="Heading_20_2">
      <style:text-properties officeooo:rsid="03bd9aad" officeooo:paragraph-rsid="03cff3f2"/>
    </style:style>
    <style:style style:name="P12" style:family="paragraph" style:parent-style-name="Heading_20_2">
      <style:text-properties officeooo:rsid="03bd9aad" officeooo:paragraph-rsid="041c2c23"/>
    </style:style>
    <style:style style:name="P13" style:family="paragraph" style:parent-style-name="Heading_20_2">
      <style:text-properties officeooo:rsid="03bd9aad" officeooo:paragraph-rsid="042307b2"/>
    </style:style>
    <style:style style:name="P14" style:family="paragraph" style:parent-style-name="Heading_20_2">
      <style:text-properties officeooo:rsid="0411fb25" officeooo:paragraph-rsid="0411fb25"/>
    </style:style>
    <style:style style:name="P15" style:family="paragraph" style:parent-style-name="Text_20_body">
      <style:paragraph-properties fo:text-align="end" style:justify-single-word="false" style:writing-mode="rl-tb"/>
      <style:text-properties officeooo:paragraph-rsid="042f394f"/>
    </style:style>
    <style:style style:name="P16" style:family="paragraph" style:parent-style-name="Heading_20_3">
      <style:paragraph-properties fo:text-align="end" style:justify-single-word="false" style:writing-mode="rl-tb"/>
      <style:text-properties fo:font-style="normal" officeooo:rsid="0411fb25" officeooo:paragraph-rsid="042f394f" style:font-style-asian="normal" style:font-style-complex="normal"/>
    </style:style>
    <style:style style:name="P17" style:family="paragraph" style:parent-style-name="Standard">
      <style:text-properties officeooo:rsid="03f1c668" officeooo:paragraph-rsid="03f1c668"/>
    </style:style>
    <style:style style:name="P18" style:family="paragraph" style:parent-style-name="Text_20_body" style:list-style-name="L3">
      <style:text-properties fo:font-style="normal" officeooo:rsid="04383e47" officeooo:paragraph-rsid="04383e47" style:font-style-asian="normal" style:font-style-complex="normal"/>
    </style:style>
    <style:style style:name="P19" style:family="paragraph" style:parent-style-name="Text_20_body" style:list-style-name="L3">
      <style:text-properties fo:font-style="normal" officeooo:rsid="04383e47" officeooo:paragraph-rsid="043921bd" style:font-style-asian="normal" style:font-style-complex="normal"/>
    </style:style>
    <style:style style:name="P20" style:family="paragraph" style:parent-style-name="Text_20_body" style:list-style-name="L3">
      <style:text-properties fo:font-style="normal" officeooo:rsid="04383e47" officeooo:paragraph-rsid="043acf56" style:font-style-asian="normal" style:font-style-complex="normal"/>
    </style:style>
    <style:style style:name="P21" style:family="paragraph" style:parent-style-name="Text_20_body" style:list-style-name="L3">
      <style:text-properties fo:font-style="normal" officeooo:rsid="04383e47" officeooo:paragraph-rsid="043d64f1" style:font-style-asian="normal" style:font-style-complex="normal"/>
    </style:style>
    <style:style style:name="P22" style:family="paragraph" style:parent-style-name="Text_20_body" style:list-style-name="L3">
      <style:text-properties fo:font-style="normal" officeooo:rsid="04383e47" officeooo:paragraph-rsid="043e91d2" style:font-style-asian="normal" style:font-style-complex="normal"/>
    </style:style>
    <style:style style:name="P23" style:family="paragraph" style:parent-style-name="Text_20_body" style:list-style-name="L3">
      <style:text-properties fo:font-style="normal" officeooo:rsid="04383e47" officeooo:paragraph-rsid="044ad74a" style:font-style-asian="normal" style:font-style-complex="normal"/>
    </style:style>
    <style:style style:name="P24" style:family="paragraph" style:parent-style-name="Text_20_body">
      <style:text-properties fo:font-style="normal" officeooo:rsid="04383e47" officeooo:paragraph-rsid="043921bd" style:font-style-asian="normal" style:font-style-complex="normal"/>
    </style:style>
    <style:style style:name="P25" style:family="paragraph" style:parent-style-name="Text_20_body" style:list-style-name="L3">
      <style:text-properties fo:font-style="normal" officeooo:rsid="043b965a" officeooo:paragraph-rsid="043b965a" style:font-style-asian="normal" style:font-style-complex="normal"/>
    </style:style>
    <style:style style:name="P26" style:family="paragraph" style:parent-style-name="Text_20_body">
      <style:text-properties officeooo:rsid="042732ae" officeooo:paragraph-rsid="042732ae"/>
    </style:style>
    <style:style style:name="P27" style:family="paragraph" style:parent-style-name="Text_20_body">
      <style:text-properties officeooo:rsid="03c4c078" officeooo:paragraph-rsid="03fa73a6"/>
    </style:style>
    <style:style style:name="P28" style:family="paragraph" style:parent-style-name="Text_20_body">
      <style:text-properties officeooo:rsid="0411fb25" officeooo:paragraph-rsid="0411fb25"/>
    </style:style>
    <style:style style:name="P29" style:family="paragraph" style:parent-style-name="Text_20_body">
      <style:text-properties officeooo:rsid="03e1aa02" officeooo:paragraph-rsid="03e1aa02"/>
    </style:style>
    <style:style style:name="P30" style:family="paragraph" style:parent-style-name="Text_20_body" style:list-style-name="L4">
      <style:text-properties officeooo:paragraph-rsid="04496906"/>
    </style:style>
    <style:style style:name="P31" style:family="paragraph" style:parent-style-name="Text_20_body">
      <style:text-properties officeooo:rsid="03cd6312" officeooo:paragraph-rsid="03e2b749"/>
    </style:style>
    <style:style style:name="P32" style:family="paragraph" style:parent-style-name="Text_20_body">
      <style:text-properties officeooo:rsid="03eabd9d" officeooo:paragraph-rsid="04181739"/>
    </style:style>
    <style:style style:name="P33" style:family="paragraph" style:parent-style-name="Text_20_body" style:list-style-name="WWNum1">
      <style:paragraph-properties fo:text-align="end" style:justify-single-word="false" style:writing-mode="rl-tb"/>
      <style:text-properties officeooo:paragraph-rsid="042f394f"/>
    </style:style>
    <style:style style:name="P34" style:family="paragraph" style:parent-style-name="Text_20_body" style:list-style-name="L2">
      <style:paragraph-properties fo:text-align="end" style:justify-single-word="false" style:writing-mode="rl-tb"/>
      <style:text-properties officeooo:paragraph-rsid="04383e47"/>
    </style:style>
    <style:style style:name="P35" style:family="paragraph" style:parent-style-name="Heading_20_1">
      <style:text-properties officeooo:rsid="03ada89d" officeooo:paragraph-rsid="03ada89d"/>
    </style:style>
    <style:style style:name="T1" style:family="text">
      <style:text-properties fo:font-style="italic" style:font-style-asian="italic" style:font-style-complex="italic"/>
    </style:style>
    <style:style style:name="T2" style:family="text">
      <style:text-properties fo:font-style="italic" officeooo:rsid="03cf7497" style:font-style-asian="italic" style:font-style-complex="italic"/>
    </style:style>
    <style:style style:name="T3" style:family="text">
      <style:text-properties officeooo:rsid="03ceb7a0"/>
    </style:style>
    <style:style style:name="T4" style:family="text">
      <style:text-properties officeooo:rsid="03d0d300"/>
    </style:style>
    <style:style style:name="T5" style:family="text">
      <style:text-properties officeooo:rsid="03d6b688"/>
    </style:style>
    <style:style style:name="T6" style:family="text">
      <style:text-properties officeooo:rsid="03e77197"/>
    </style:style>
    <style:style style:name="T7" style:family="text">
      <style:text-properties officeooo:rsid="03f692fd"/>
    </style:style>
    <style:style style:name="T8" style:family="text">
      <style:text-properties officeooo:rsid="040f0821"/>
    </style:style>
    <style:style style:name="T9" style:family="text">
      <style:text-properties officeooo:rsid="040f854d"/>
    </style:style>
    <style:style style:name="T10" style:family="text">
      <style:text-properties officeooo:rsid="041045fb"/>
    </style:style>
    <style:style style:name="T11" style:family="text">
      <style:text-properties officeooo:rsid="0415a22a"/>
    </style:style>
    <style:style style:name="T12" style:family="text">
      <style:text-properties officeooo:rsid="0416131a"/>
    </style:style>
    <style:style style:name="T13" style:family="text">
      <style:text-properties officeooo:rsid="0417594d"/>
    </style:style>
    <style:style style:name="T14" style:family="text">
      <style:text-properties officeooo:rsid="041947b9"/>
    </style:style>
    <style:style style:name="T15" style:family="text">
      <style:text-properties officeooo:rsid="041d0c5a"/>
    </style:style>
    <style:style style:name="T16" style:family="text">
      <style:text-properties officeooo:rsid="042732ae"/>
    </style:style>
    <style:style style:name="T17" style:family="text">
      <style:text-properties fo:font-weight="normal" style:font-weight-asian="normal" style:font-weight-complex="normal"/>
    </style:style>
    <style:style style:name="T18" style:family="text">
      <style:text-properties fo:font-weight="normal" officeooo:rsid="04314931" style:font-weight-asian="normal" style:font-weight-complex="normal"/>
    </style:style>
    <style:style style:name="T19" style:family="text">
      <style:text-properties officeooo:rsid="042f394f"/>
    </style:style>
    <style:style style:name="T20" style:family="text">
      <style:text-properties officeooo:rsid="0433ae14"/>
    </style:style>
    <style:style style:name="T21" style:family="text">
      <style:text-properties officeooo:rsid="04354e81"/>
    </style:style>
    <style:style style:name="T22" style:family="text">
      <style:text-properties officeooo:rsid="0435d806"/>
    </style:style>
    <style:style style:name="T23" style:family="text">
      <style:text-properties officeooo:rsid="04383e47"/>
    </style:style>
    <style:style style:name="T24" style:family="text">
      <style:text-properties fo:font-weight="bold" style:font-weight-asian="bold" style:font-weight-complex="bold"/>
    </style:style>
    <style:style style:name="T25" style:family="text">
      <style:text-properties fo:font-weight="bold" officeooo:rsid="04383e47" style:font-weight-asian="bold" style:font-weight-complex="bold"/>
    </style:style>
    <style:style style:name="T26" style:family="text">
      <style:text-properties officeooo:rsid="043acf56"/>
    </style:style>
    <style:style style:name="T27" style:family="text">
      <style:text-properties officeooo:rsid="043bb891"/>
    </style:style>
    <style:style style:name="T28" style:family="text">
      <style:text-properties officeooo:rsid="043e91d2"/>
    </style:style>
    <style:style style:name="T29" style:family="text">
      <style:text-properties officeooo:rsid="04415841"/>
    </style:style>
    <style:style style:name="T30" style:family="text">
      <style:text-properties officeooo:rsid="04427263"/>
    </style:style>
    <style:style style:name="T31" style:family="text">
      <style:text-properties fo:font-style="normal" officeooo:rsid="04383e47" style:font-style-asian="normal" style:font-style-complex="normal"/>
    </style:style>
    <style:style style:name="T32" style:family="text">
      <style:text-properties fo:font-style="normal" officeooo:rsid="04496906" style:font-style-asian="normal" style:font-style-complex="normal"/>
    </style:style>
    <style:style style:name="T33" style:family="text">
      <style:text-properties fo:font-style="normal" fo:font-weight="bold" officeooo:rsid="04383e47" style:font-style-asian="normal" style:font-weight-asian="bold" style:font-style-complex="normal" style:font-weight-complex="bold"/>
    </style:style>
    <style:style style:name="T34" style:family="text">
      <style:text-properties officeooo:rsid="0428f079"/>
    </style:style>
    <style:style style:name="T35" style:family="text">
      <style:text-properties officeooo:rsid="044ad74a"/>
    </style:style>
    <style:style style:name="T36" style:family="text">
      <style:text-properties officeooo:rsid="044af04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text:span text:style-name="T8">מטלה</text:span> <text:span text:style-name="T9">- שידוכים ושיבוצים - פתרון</text:span></text:h>
      <text:p text:style-name="P13">שאלה 1<text:span text:style-name="T11">: שידוך יציב ויעילות</text:span></text:p>
      <text:p text:style-name="P6">א. <text:span text:style-name="T12">הוכיחו שכל שידוך יציב הוא יעיל-פארטו, אבל ההיפך לא נכון.</text:span></text:p>
      <text:p text:style-name="P7">ב. נניח שכל סטודנט מייחס ערך מספרי לכל מחלקה, כאשר המחלקה הכי גרועה בעיניו מקבלת 1, המחלקה הבאה מקבלת 2, וכו' (אם יש m מחלקות אז המחלקה הכי טובה מקבלת m). <text:s/>גם כל מחלקה מייחסת ערך מספרי לכל סטודנט באותו אופן. <text:s text:c="2"/>האם כל שידוך יציב ממקסם את סכום הערכים? הוכיחו או הראו דוגמה נגדית.</text:p>
      <text:list xml:id="list2622917574" text:style-name="L3">
        <text:list-item>
          <text:p text:style-name="P18"><text:span text:style-name="T24">פתרון</text:span>: <text:span text:style-name="T29">יצחק ונחום; <text:s/>ירדן.</text:span></text:p>
        </text:list-item>
      </text:list>
      <text:p text:style-name="Heading_20_2">שאלה 2. <text:s/><text:span text:style-name="T19">תיכנון מערכת ל</text:span>שיבוץ</text:p>
      <text:p text:style-name="P15">בעקבות תלונות על תהליך השיבוץ בין מתנדבות שירות-לאומי לבין מקומות-שירות, קיבלתם מכתב מרשות השירות הלאומי המבקש מכם לתכנן מערכת שיבוץ חדשה. המערכת אמורה לקבל קלט מהמתנדבות וממקומות-השירות, ולהחזיר כפלט את השיבוץ. הדרישות מהמערכת:</text:p>
      <text:list xml:id="list2330378125" text:style-name="WWNum1">
        <text:list-item>
          <text:p text:style-name="P33">המערכת יכולה לשבץ כמה מתנדבות לכל מקום-שירות, בהתאם למספר התקנים במקום-השירות (מספר התקנים הוא בין 1 ל-100).</text:p>
        </text:list-item>
        <text:list-item>
          <text:p text:style-name="P33">הפלט אמור להתקבל במהירות - דקות ספורות לאחר שכל המתנדבות ומקומות-השירות סיימו להקליד את הקלט.</text:p>
        </text:list-item>
        <text:list-item>
          <text:p text:style-name="P33">לאחר שהתקבל שיבוץ - אף מתנדבת לא יכולה לשפר את מצבה על-ידי פניה טלפונית למקום-שירות שהיא מעדיפה על-פני זה ששובצה אליו, כי אף מקום-שירות כזה לא ירצה אותה. ולהיפך: אף מקום-שירות לא יכול לשפר את מצבו על-ידי פניה טלפונית למתנדבת שהוא מעדיף על-פני אלה ששובצו אליו, כי אף מתנדבת כזאת לא תרצה אותו.</text:p>
        </text:list-item>
        <text:list-item>
          <text:p text:style-name="P33">בשלב הקלט, אף מתנדבת לא יכולה לשפר את מצבה על-ידי הכנסת קלט לא אמיתי.</text:p>
        </text:list-item>
      </text:list>
      <text:p text:style-name="P15">תארו את המערכת בפירוט. יש להסביר את המערכת בעברית באופן שראש הרשות לשירות לאומי יוכל להבין. אין להשתמש בביטויים כמו "כפי שלמדנו בכיתה" כיוון שראש הרשות לא היה בכיתה...</text:p>
      <text:p text:style-name="P15"><text:span text:style-name="T17">א</text:span>. מהו הקלט למערכת? מה הם מסכי-הקלט הדרושים, מי צריך להשתמש בכל מסך ומה בדיוק להקליד שם? תנו דוגמה לכל מסך.</text:p>
      <text:p text:style-name="P15"><text:span text:style-name="T17">ב</text:span>. לאחר שכל המשתתפים סיימו להקליד את הקלט, איך בדיוק מתבצע האלגוריתם? הדגימו את פעולת האלגוריתם והפלט שלו על הקלט של סעיף א.</text:p>
      <text:p text:style-name="P15"><text:span text:style-name="T18">ג</text:span>. הוכיחו שהאלגוריתם מקיים את תכונה 2 ע"י חישוב סיבוכיות זמן הריצה שלו.</text:p>
      <text:list xml:id="list3457396594" text:style-name="L2">
        <text:list-item>
          <text:p text:style-name="P34"><text:span text:style-name="T25">פתרון</text:span><text:span text:style-name="T23">: אתי יערה ושי.</text:span></text:p>
        </text:list-item>
      </text:list>
      <text:p text:style-name="P16"><text:soft-page-break/></text:p>
      <text:p text:style-name="P11">שאלה <text:span text:style-name="T20">3: כמה שידוכים יציבים יש?</text:span></text:p>
      <text:p text:style-name="P8">כשיש 3 סטודנטים ו-3 מחלקות, יש 6 שידוכים אפשריים <text:span text:style-name="T20">(3 עצרת)</text:span>. כמה מהם יציבים?</text:p>
      <text:p text:style-name="P29"><text:span text:style-name="T16">א</text:span>.<text:span text:style-name="T16"> הראו דוגמה שבה יש רק שידוך יציב אחד.</text:span></text:p>
      <text:list xml:id="list101960691370636" text:continue-list="list2622917574" text:style-name="L3">
        <text:list-item>
          <text:p text:style-name="P21"><text:span text:style-name="T24">פתרון</text:span>: <text:span text:style-name="T27">בנג'י.</text:span></text:p>
        </text:list-item>
      </text:list>
      <text:p text:style-name="P3"><text:span text:style-name="T16">ב</text:span>. <text:span text:style-name="T12">הראו דוגמה שבה יש בדיוק 2 שידוכים יציבים.</text:span></text:p>
      <text:p text:style-name="P8">ג. האם ייתכן שכל 6 השידוכים הם יציבים? אם כן - הראו דוגמה, אם לא – הוכיחו.</text:p>
      <text:list xml:id="list101960120820218" text:continue-numbering="true" text:style-name="L3">
        <text:list-item>
          <text:p text:style-name="P22"><text:span text:style-name="T24">פתרון</text:span>: <text:span text:style-name="T28">חן? (נראה הגיוני אבל צריך לוודא).</text:span></text:p>
        </text:list-item>
      </text:list>
      <text:p text:style-name="P12">שאלה <text:span text:style-name="T21">4: מי נשאר בחוץ?</text:span></text:p>
      <text:p text:style-name="P5">נניח שמספר הסטודנטים גדול ממספר המחלקות (ובכל מחלקה יש מקום אחד). במצב זה, בכל שידוך, חלק מהסטודנטים יישארו בחוץ.</text:p>
      <text:p text:style-name="P5">א. הראו דוגמה עם <text:span text:style-name="T15">3</text:span> סטודנטים ו-<text:span text:style-name="T15">2</text:span> מחלקות, שבה יש לפחות שני שידוכים יציבים. מיצאו את שניהם והראו איזה סטודנט נשאר בחוץ בכל שידוך יציב.</text:p>
      <text:p text:style-name="P5">ב. הוכיחו, שב<text:span text:style-name="T1">כל </text:span>שידוך יציב (לא משנה באיזה אלגוריתם מצאנו אותו), <text:span text:style-name="T1">אותם </text:span>סטודנטים יישארו בחוץ. כלומר, אם מישהו נשאר בחוץ בשידוך יציב א, אז הוא נשאר בחוץ גם בשידוך יציב ב.</text:p>
      <text:list xml:id="list2823046476" text:style-name="L4">
        <text:list-item>
          <text:p text:style-name="P30"><text:span text:style-name="T33">פתרון</text:span><text:span text:style-name="T31">: </text:span><text:span text:style-name="T32">ראו </text:span><text:span text:style-name="T34">בויקיפדיה בדף "Rural hospitals theorem".</text:span></text:p>
        </text:list-item>
      </text:list>
      <text:p text:style-name="P9">שאלה <text:span text:style-name="T21">5</text:span>: <text:span text:style-name="T6">אלגוריתם קבלה-על-תנאי</text:span></text:p>
      <text:p text:style-name="P32">א. <text:span text:style-name="T12">הראו דוגמה עם 3 סטודנטים ו-3 מחלקות שבו אלגוריתם קבלה על-תנאי מחזיר תמיד את אותו שידוך, בין אם הסטודנטים מציעים או המחלקות מציעות. תארו את ריצת האלגוריתם בכל אחד מהמצבים.</text:span></text:p>
      <text:list xml:id="list101960675823982" text:continue-list="list101960120820218" text:style-name="L3">
        <text:list-item>
          <text:p text:style-name="P23"><text:span text:style-name="T24">פתרון</text:span>: <text:span text:style-name="T36">אם סטודנט i מדרג במקום הראשון את מחלקה i ולהיפך, אז בכל ריצה יהיה רק שידוך אחד שבו סטודנט i משודך למחלקה i (זה השידוך היציב היחיד).</text:span></text:p>
        </text:list-item>
      </text:list>
      <text:p text:style-name="P31"><text:span text:style-name="T14">ב. </text:span>הוכיחו <text:span text:style-name="T3">ש</text:span>אלגוריתם קבלה על-תנאי <text:span text:style-name="T4">כשהמחלקות מציעות</text:span>, מחזיר את השידוך<text:span text:style-name="T5"> היציב</text:span> <text:span text:style-name="T1">הכי גרוע עבור </text:span><text:span text:style-name="T2">הסטודנטים </text:span>מכל השידוכים היציבים<text:span text:style-name="T5"> (רמז: הוכיחו שכל שידוך יציב שהוא הכי טוב עבור המחלקות, הוא הכי גרוע עבור הסטודנטים).</text:span></text:p>
      <text:list xml:id="list101961586685731" text:continue-numbering="true" text:style-name="L3">
        <text:list-item>
          <text:p text:style-name="P23"><text:span text:style-name="T24">פתרון</text:span>: ...</text:p>
        </text:list-item>
      </text:list>
      <text:p text:style-name="P17">ג. באלגוריתם "קבלה על תנאי", כל מחלקה מדרגת את הסטודנטים בלי לראות מה הסטודנטים דירגו. נניח עכשיו שאנחנו מאפשרים למחלקות לראות את הדירוג של הסטודנטים לפני שהן מפרסמות את הדירוג שלהן. האם האלגוריתם עדיין אמיתי?</text:p>
      <text:list xml:id="list101961158043091" text:continue-numbering="true" text:style-name="L3">
        <text:list-item>
          <text:p text:style-name="P19"><text:span text:style-name="T24">פתרון</text:span>: <text:span text:style-name="T35">לא.</text:span> </text:p>
        </text:list-item>
      </text:list>
      <text:p text:style-name="P10"><text:soft-page-break/>שאלה <text:span text:style-name="T22">6</text:span>: <text:span text:style-name="T7">שידוך יציב לפי גובה</text:span></text:p>
      <text:p text:style-name="P27">בליגת כדורסל מסויימת, לכל שחקן יש העדפות שונות על הקבוצות, אבל לכל הקבוצות יש אותן העדפות על השחקנים - כל הקבוצות מדרגות את השחקנים מהגבוה לנמוך. כיתבו אלגוריתם לשידוך יציב בין קבוצות לשחקנים, שהוא פשוט יותר מאלגוריתם קבלה על-תנאי, אך עדיין אמיתי.<text:span text:style-name="T10"> הוכיחו שהוא אמיתי.</text:span></text:p>
      <text:list xml:id="list101961380584528" text:continue-numbering="true" text:style-name="L3">
        <text:list-item>
          <text:p text:style-name="P20"><text:span text:style-name="T24">פתרון</text:span>: <text:span text:style-name="T26">מסדרים את השחקנים מהגבוה לנמוך. כל שחקן לפי התור בוחר את הקבוצה שהוא הכי רוצה, מבין הקבוצות שיש בהן מקום פנוי.</text:span></text:p>
        </text:list-item>
        <text:list-item>
          <text:p text:style-name="P25">הוכחה שזה יציב: <text:span text:style-name="T26">אריק וטל.</text:span></text:p>
        </text:list-item>
        <text:list-item>
          <text:p text:style-name="P25">הוכחה שזה אמיתי: יואב.</text:p>
        </text:list-item>
      </text:list>
      <text:p text:style-name="P24"/>
      <text:p text:style-name="P14">שאלה <text:span text:style-name="T22">7</text:span>: תיכנות - יציבות</text:p>
      <text:p text:style-name="P4">כיתבו אלגוריתם המקבל שידוך ובודק אם הוא יציב.</text:p>
      <text:p text:style-name="P4">בניגוד למטלות הקודמות, הפעם אתם תגדירו את מבני-הנתונים הדרושים, <text:span text:style-name="T13">פורמט </text:span>הקלט <text:span text:style-name="T13">ו</text:span>הפלט.</text:p>
      <text:list xml:id="list101959855188233" text:continue-numbering="true" text:style-name="L3">
        <text:list-item>
          <text:p text:style-name="P19"><text:span text:style-name="T24">פתרון</text:span>: <text:span text:style-name="T30">איתן ודניאל.</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sans-serif" svg:font-family="sans-serif"/>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5-22T10:19:59.586855673</dc:date>
    <meta:editing-duration>P11DT2H13M27S</meta:editing-duration>
    <meta:editing-cycles>987</meta:editing-cycles>
    <dc:creator>Erel Segal-Halevi</dc:creator>
    <meta:document-statistic meta:table-count="0" meta:image-count="0" meta:object-count="0" meta:page-count="3" meta:paragraph-count="46" meta:word-count="725" meta:character-count="3959" meta:non-whitespace-character-count="3289"/>
  </office:meta>
</office:document-meta>
</file>